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SRegistryBasedNamespaceMappings.translatePropertyName( 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SRegistryBasedNamespaceMappings.NSRegistryBasedNamespaceMappings( NamespaceRegistryImpl ns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SRegistryBasedNamespaceMappings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SRegistryBasedNamespaceMappings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